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5cm" fo:min-width="2.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7cm" fo:min-width="1.3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388cm" fo:min-width="0.91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cm" fo:min-width="0.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2.4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loext:graphic-properties draw:fill-color="#ffffff"/>
      <style:paragraph-properties fo:text-align="center"/>
      <style:text-properties style:text-underline-style="none"/>
    </style:style>
    <style:style style:name="P8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3cm" svg:height="2.1cm" svg:x="8.7cm" svg:y="7.4cm">
          <text:p text:style-name="P1">Fil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.1cm" svg:x="8.6cm" svg:y="2.1cm">
          <text:p text:style-name="P1">Countr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.1cm" svg:x="1.7cm" svg:y="10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cm" svg:height="2.1cm" svg:x="16cm" svg:y="10.1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1.9cm" svg:x="12.8cm" svg:y="7.5cm">
          <text:p text:style-name="P1">Crea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3.7cm" svg:height="1.9cm" svg:x="15.7cm" svg:y="2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3.7cm" svg:height="1.9cm" svg:x="8.4cm" svg:y="10.2cm">
          <text:p text:style-name="P1">Par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3.7cm" svg:height="1.9cm" svg:x="1.6cm" svg:y="2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5.3cm" svg:y1="3.2cm" svg:x2="8.6cm" svg:y2="3.2cm">
          <text:p/>
        </draw:line>
        <draw:line draw:style-name="gr4" draw:text-style-name="P3" draw:layer="layout" svg:x1="10.3cm" svg:y1="9.5cm" svg:x2="10.3cm" svg:y2="10.3cm">
          <text:p/>
        </draw:line>
        <draw:line draw:style-name="gr4" draw:text-style-name="P3" draw:layer="layout" svg:x1="12.9cm" svg:y1="8.5cm" svg:x2="12cm" svg:y2="8.5cm">
          <text:p/>
        </draw:line>
        <draw:line draw:style-name="gr3" draw:text-style-name="P3" draw:layer="layout" svg:x1="16.4cm" svg:y1="8.4cm" svg:x2="16.4cm" svg:y2="10.1cm">
          <text:p/>
        </draw:line>
        <draw:line draw:style-name="gr3" draw:text-style-name="P3" draw:layer="layout" svg:x1="9.5cm" svg:y1="11.7cm" svg:x2="5cm" svg:y2="11.7cm">
          <text:p/>
        </draw:line>
        <draw:line draw:style-name="gr3" draw:text-style-name="P3" draw:layer="layout" svg:x1="5.3cm" svg:y1="3.2cm" svg:x2="8.6cm" svg:y2="3.2cm">
          <text:p/>
        </draw:line>
        <draw:line draw:style-name="gr3" draw:text-style-name="P3" draw:layer="layout" svg:x1="15.7cm" svg:y1="3.2cm" svg:x2="11.9cm" svg:y2="3.2cm">
          <text:p/>
        </draw:line>
        <draw:line draw:style-name="gr4" draw:text-style-name="P3" draw:layer="layout" svg:x1="3.5cm" svg:y1="4.1cm" svg:x2="3.5cm" svg:y2="10cm">
          <text:p/>
        </draw:line>
        <draw:line draw:style-name="gr4" draw:text-style-name="P3" draw:layer="layout" svg:x1="9.4cm" svg:y1="10.6cm" svg:x2="5cm" svg:y2="10.6cm">
          <text:p/>
        </draw:line>
        <draw:line draw:style-name="gr3" draw:text-style-name="P3" draw:layer="layout" svg:x1="10.3cm" svg:y1="7.4cm" svg:x2="10.3cm" svg:y2="4.2cm">
          <text:p/>
        </draw:line>
        <draw:line draw:style-name="gr4" draw:text-style-name="P3" draw:layer="layout" svg:x1="17.6cm" svg:y1="4cm" svg:x2="17.6cm" svg:y2="10.1cm">
          <text:p/>
        </draw:line>
        <draw:custom-shape draw:style-name="gr5" draw:text-style-name="P5" draw:layer="layout" svg:width="2cm" svg:height="0.9cm" svg:x="1.1cm" svg:y="8.7cm">
          <text:p text:style-name="P4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0.9cm" svg:x="17.8cm" svg:y="8.9cm">
          <text:p text:style-name="P4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0.9cm" svg:x="8.1cm" svg:y="6.1cm">
          <text:p text:style-name="P4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0.9cm" svg:x="9.3cm" svg:y="1cm">
          <text:p text:style-name="P4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2cm" svg:height="0.9cm" svg:x="10.6cm" svg:y="6.1cm">
          <text:p text:style-name="P4"><text:span text:style-name="T1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8cm" svg:height="1.5cm" svg:x="16.2cm" svg:y="2.4cm">
          <text:p text:style-name="P1">Loc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draw:layer="layout" svg:width="2.8cm" svg:height="1.5cm" svg:x="2.1cm" svg:y="2.4cm">
          <text:p text:style-name="P1">L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draw:layer="layout" svg:width="2.9cm" svg:height="1.7cm" svg:x="1.9cm" svg:y="10.2cm">
          <text:p text:style-name="P1">Ma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9cm" svg:height="1.7cm" svg:x="16.2cm" svg:y="10.3cm">
          <text:p text:style-name="P1">Factory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cm" svg:height="0.9cm" svg:x="6cm" svg:y="7.7cm">
          <text:p text:style-name="P6"><text:span text:style-name="T2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0.9cm" svg:x="6cm" svg:y="9cm">
          <text:p text:style-name="P6"><text:span text:style-name="T2">des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2cm" svg:height="0.9cm" svg:x="6cm" svg:y="6.4cm">
          <text:p text:style-name="P6"><text:span text:style-name="T2">im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.1cm" svg:y1="9.6cm" svg:x2="2.3cm" svg:y2="10cm">
          <text:p/>
        </draw:line>
        <draw:line draw:style-name="gr4" draw:text-style-name="P3" draw:layer="layout" svg:x1="9.2cm" svg:y1="7cm" svg:x2="9.3cm" svg:y2="7.4cm">
          <text:p/>
        </draw:line>
        <draw:line draw:style-name="gr4" draw:text-style-name="P3" draw:layer="layout" svg:x1="11.6cm" svg:y1="7cm" svg:x2="11.5cm" svg:y2="7.4cm">
          <text:p/>
        </draw:line>
        <draw:line draw:style-name="gr4" draw:text-style-name="P3" draw:layer="layout" svg:x1="7.8cm" svg:y1="7.1cm" svg:x2="8.7cm" svg:y2="7.9cm">
          <text:p/>
        </draw:line>
        <draw:line draw:style-name="gr4" draw:text-style-name="P3" draw:layer="layout" svg:x1="8cm" svg:y1="8.2cm" svg:x2="8.7cm" svg:y2="8.4cm">
          <text:p/>
        </draw:line>
        <draw:line draw:style-name="gr4" draw:text-style-name="P3" draw:layer="layout" svg:x1="8cm" svg:y1="9.4cm" svg:x2="8.7cm" svg:y2="8.8cm">
          <text:p/>
        </draw:line>
        <draw:line draw:style-name="gr4" draw:text-style-name="P3" draw:layer="layout" svg:x1="18.8cm" svg:y1="9.8cm" svg:x2="18.6cm" svg:y2="10.1cm">
          <text:p/>
        </draw:line>
        <draw:line draw:style-name="gr4" draw:text-style-name="P3" draw:layer="layout" svg:x1="10.3cm" svg:y1="1.9cm" svg:x2="10.3cm" svg:y2="2.1cm">
          <text:p/>
        </draw:line>
        <draw:frame draw:style-name="gr8" draw:text-style-name="P8" draw:layer="layout" svg:width="1.6cm" svg:height="0.962cm" svg:x="6.3cm" svg:y="10.6cm">
          <draw:text-box>
            <text:p>star</text:p>
          </draw:text-box>
        </draw:frame>
        <draw:frame draw:style-name="gr9" draw:text-style-name="P8" draw:layer="layout" svg:width="3.1cm" svg:height="1cm" svg:x="5.7cm" svg:y="11.8cm">
          <draw:text-box>
            <text:p>produc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9:55:37.194995629</meta:creation-date>
    <meta:generator>LibreOffice/5.1.6.2$Linux_X86_64 LibreOffice_project/10m0$Build-2</meta:generator>
    <dc:date>2018-11-05T20:14:34.612976759</dc:date>
    <meta:editing-duration>PT18M35S</meta:editing-duration>
    <meta:editing-cycles>45</meta:editing-cycles>
    <meta:document-statistic meta:object-count="41"/>
  </office:meta>
</office:document-meta>
</file>